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s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table:number-columns-repeated="3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3" table:default-cell-style-name="ce81"/>
        <table:table-column table:style-name="co4" table:number-columns-repeated="5" table:default-cell-style-name="ce81"/>
        <table:table-column table:style-name="co4" table:number-columns-repeated="96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" table:number-columns-repeated="15"/>
          <table:table-cell table:style-name="ce88" table:number-columns-repeated="40"/>
          <table:table-cell table:style-name="ce91" table:number-columns-repeated="923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7" office:value-type="string" calcext:value-type="string">
            <text:p>Tri – exercices</text:p>
          </table:table-cell>
          <table:table-cell table:style-name="ce46" office:value-type="string" calcext:value-type="string">
            <text:p>projet efficacité 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3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15"/>
          <table:table-cell table:style-name="ce90" table:number-columns-repeated="40"/>
          <table:table-cell table:style-name="ce92" table:number-columns-repeated="923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5"/>
          <table:table-cell table:style-name="ce88" table:number-columns-repeated="40"/>
          <table:table-cell table:style-name="ce91" table:number-columns-repeated="92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2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69"/>
        </table:table-row>
        <table:table-row table:style-name="ro5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9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9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9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9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5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3"/>
          <table:table-cell table:number-columns-repeated="969"/>
        </table:table-row>
        <table:table-row table:style-name="ro5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2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9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3"/>
          <table:table-cell table:number-columns-repeated="969"/>
        </table:table-row>
        <table:table-row table:style-name="ro9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3"/>
          <table:table-cell table:number-columns-repeated="969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7"/>
          <table:table-cell table:number-columns-repeated="969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7"/>
          <table:table-cell table:number-columns-repeated="969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7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6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6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9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3"/>
          <table:table-cell table:number-columns-repeated="969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3"/>
          <table:table-cell table:number-columns-repeated="969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3"/>
          <table:table-cell table:number-columns-repeated="969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3"/>
          <table:table-cell table:number-columns-repeated="969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6" table:default-cell-style-name="ce81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7" office:value-type="string" calcext:value-type="string">
            <text:p>sécurité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table:number-columns-repeated="10"/>
          <table:table-cell table:style-name="ce32" table:number-columns-repeated="40"/>
          <table:table-cell table:style-name="ce33" table:number-columns-repeated="91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10"/>
          <table:table-cell table:style-name="ce88" table:number-columns-repeated="40"/>
          <table:table-cell table:style-name="ce91" table:number-columns-repeated="91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5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95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3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3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3"/>
          <table:table-cell table:number-columns-repeated="95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9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5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5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3:55:38.396575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12T10:30:09.596186079</dc:date>
    <meta:editing-duration>P174DT20H57M37S</meta:editing-duration>
    <meta:editing-cycles>822</meta:editing-cycles>
    <meta:generator>LibreOffice/6.1.5.2$Linux_X86_64 LibreOffice_project/10$Build-2</meta:generator>
    <meta:document-statistic meta:table-count="3" meta:cell-count="982" meta:object-count="0"/>
  </office:meta>
</office:document-meta>
</file>